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DROGBA</text:p>
          </table:table-cell>
          <table:table-cell office:value-type="string" calcext:value-type="string">
            <text:p>CHELSE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ARSENA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MPARD</text:p>
          </table:table-cell>
          <table:table-cell office:value-type="string" calcext:value-type="string">
            <text:p>CHELSE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ANE</text:p>
          </table:table-cell>
          <table:table-cell office:value-type="string" calcext:value-type="string">
            <text:p>TOTTENHAM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LIVERPO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HEARER</text:p>
          </table:table-cell>
          <table:table-cell office:value-type="string" calcext:value-type="string">
            <text:p>MAN C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EBAYOR</text:p>
          </table:table-cell>
          <table:table-cell office:value-type="string" calcext:value-type="string">
            <text:p>REAL M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TO</text:p>
          </table:table-cell>
          <table:table-cell office:value-type="string" calcext:value-type="string">
            <text:p>INTER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ONEY</text:p>
          </table:table-cell>
          <table:table-cell office:value-type="string" calcext:value-type="string">
            <text:p>MAN U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COUNTI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LSEA</text:p>
          </table:table-cell>
          <table:table-cell table:formula="of:=COUNTIF([.B2:.B10];[.B13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SENAL</text:p>
          </table:table-cell>
          <table:table-cell table:formula="of:=COUNTIF([.B2:.B10];[.B14])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SUMI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LSEA</text:p>
          </table:table-cell>
          <table:table-cell table:formula="of:=SUMIF([.B2:.B10];[.B18];[.C2:.C10])"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SENAL</text:p>
          </table:table-cell>
          <table:table-cell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6:20:16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7-27T15:52:11.992000000</meta:creation-date>
    <dc:date>2022-07-29T17:04:09.586000000</dc:date>
    <meta:editing-duration>PT20M17S</meta:editing-duration>
    <meta:editing-cycles>3</meta:editing-cycles>
    <meta:generator>Cool_Office/6.3.5.2$Windows_x86 LibreOffice_project/</meta:generator>
    <meta:document-statistic meta:table-count="1" meta:cell-count="52" meta:object-count="0"/>
  </office:meta>
</office:document-meta>
</file>